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38a9a" officeooo:paragraph-rsid="00038a9a"/>
    </style:style>
    <style:style style:name="P2" style:family="paragraph" style:parent-style-name="Standard">
      <style:text-properties officeooo:rsid="00038a9a" officeooo:paragraph-rsid="00054454"/>
    </style:style>
    <style:style style:name="P3" style:family="paragraph" style:parent-style-name="Standard">
      <style:text-properties officeooo:rsid="00038a9a" officeooo:paragraph-rsid="00054454"/>
    </style:style>
    <style:style style:name="P4" style:family="paragraph" style:parent-style-name="Standard">
      <style:text-properties officeooo:rsid="00038a9a" officeooo:paragraph-rsid="000e35c1"/>
    </style:style>
    <style:style style:name="T1" style:family="text">
      <style:text-properties officeooo:rsid="00054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late 1 : <text:a xlink:type="simple" xlink:href="http://propel-template.webflow.io/" text:style-name="Internet_20_link" text:visited-style-name="Visited_20_Internet_20_Link">http://propel-template.webflow.io/</text:a></text:p>
      <text:p text:style-name="P1"/>
      <text:p text:style-name="P4">Template 2 : http://startup-template-webflow.webflow.io/</text:p>
      <text:p text:style-name="P1"/>
      <text:p text:style-name="P1">Template 3 : <text:a xlink:type="simple" xlink:href="https://webflow.com/templates/html/terminal-business-website-template" text:style-name="Internet_20_link" text:visited-style-name="Visited_20_Internet_20_Link">https://webflow.com/templates/html/terminal-business-website-template</text:a></text:p>
      <text:p text:style-name="P1"/>
      <text:p text:style-name="P2">Template <text:span text:style-name="T1">4</text:span> : <text:a xlink:type="simple" xlink:href="https://bootstrapmade.com/demo/Impact/" text:style-name="Internet_20_link" text:visited-style-name="Visited_20_Internet_20_Link">https://bootstrapmade.com/demo/Impact/</text:a></text:p>
      <text:p text:style-name="P2"/>
      <text:p text:style-name="P2">Template <text:span text:style-name="T1">5</text:span> :<text:a xlink:type="simple" xlink:href="https://bootstrapmade.com/demo/Logis/" text:style-name="Internet_20_link" text:visited-style-name="Visited_20_Internet_20_Link">https://bootstrapmade.com/demo/Logis/</text:a> </text:p>
      <text:p text:style-name="P2"/>
      <text:p text:style-name="P2"/>
      <text:p text:style-name="P2"/>
      <text:p text:style-name="P2"><text:a xlink:type="simple" xlink:href="http://propel-template.webflow.io/" text:style-name="Internet_20_link" text:visited-style-name="Visited_20_Internet_20_Link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09:14:50.215812066</meta:creation-date>
    <dc:date>2022-10-06T11:43:28.216775704</dc:date>
    <meta:editing-duration>PT1H25M54S</meta:editing-duration>
    <meta:editing-cycles>9</meta:editing-cycles>
    <meta:generator>LibreOffice/7.3.6.2$Linux_X86_64 LibreOffice_project/30$Build-2</meta:generator>
    <meta:document-statistic meta:table-count="0" meta:image-count="0" meta:object-count="0" meta:page-count="1" meta:paragraph-count="5" meta:word-count="19" meta:character-count="286" meta:non-whitespace-character-count="271"/>
  </office:meta>
</office:document-meta>
</file>